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2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3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ac5ac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c5ac" style:text-blinking="false" fo:background-color="transparent"/>
    </style:style>
    <style:style style:name="P8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e55b" style:text-blinking="false" fo:background-color="transparent"/>
    </style:style>
    <style:style style:name="P9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d8485" style:text-blinking="false" fo:background-color="transparent"/>
    </style:style>
    <style:style style:name="P10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b1cf" style:text-blinking="false" fo:background-color="transparent"/>
    </style:style>
    <style:style style:name="P11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fac1" style:text-blinking="false" fo:background-color="transparent"/>
    </style:style>
    <style:style style:name="P12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59b2b" style:text-blinking="false" fo:background-color="transparent"/>
    </style:style>
    <style:style style:name="P13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14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061d" officeooo:paragraph-rsid="001abaa9" style:text-blinking="false" fo:background-color="transparent"/>
    </style:style>
    <style:style style:name="P15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1d8485" style:text-blinking="false" fo:background-color="transparent"/>
    </style:style>
    <style:style style:name="P16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259b2b" style:text-blinking="false" fo:background-color="transparent"/>
    </style:style>
    <style:style style:name="T1" style:family="text">
      <style:text-properties officeooo:rsid="000ac5ac"/>
    </style:style>
    <style:style style:name="T2" style:family="text">
      <style:text-properties officeooo:rsid="0000e848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2e55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baa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d8485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e68b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20b1c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1fac1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259b2b" style:text-blinking="false" fo:background-color="transparent" loext:char-shading-value="0"/>
    </style:style>
    <style:style style:name="T11" style:family="text">
      <style:text-properties officeooo:rsid="000d41e4"/>
    </style:style>
    <style:style style:name="T12" style:family="text">
      <style:text-properties officeooo:rsid="00024720"/>
    </style:style>
    <style:style style:name="T13" style:family="text">
      <style:text-properties officeooo:rsid="0004f3f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ssion 8 – </text:span><text:span text:style-name="T10">Ethics</text:span></text:p>
      <text:p text:style-name="P5"/>
      <text:p text:style-name="P5"/>
      <text:p text:style-name="P5"/>
      <text:p text:style-name="P6">Learning Outcomes</text:p>
      <text:p text:style-name="P5"/>
      <text:list xml:id="list1833740736" text:style-name="L1">
        <text:list-item>
          <text:p text:style-name="P12"><text:span text:style-name="T13">Recognise the distinction</text:span> between image processing for aesthetic reasons and image processing for data acquisition.</text:p>
        </text:list-item>
        <text:list-item>
          <text:p text:style-name="P12">Debate why the same pipeline should be applied to all images in every each experimental condition.</text:p>
        </text:list-item>
        <text:list-item>
          <text:p text:style-name="P16">Identify examples of malpractice</text:p>
        </text:list-item>
      </text:list>
      <text:p text:style-name="P2"/>
      <text:p text:style-name="P2"/>
      <text:p text:style-name="P4">Session summary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07T16:46:06.088997729</dc:date>
    <meta:editing-duration>P1DT1H44M10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5" meta:character-count="298" meta:non-whitespace-character-count="261"/>
  </office:meta>
</office:document-meta>
</file>